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void setup() {</text:p>
      <text:p text:style-name="Standard"><text:s text:c="2"/>// put your setup code here, to run once:</text:p>
      <text:p text:style-name="Standard"/>
      <text:p text:style-name="Standard">}</text:p>
      <text:p text:style-name="Standard"/>
      <text:p text:style-name="Standard">void loop() {</text:p>
      <text:p text:style-name="Standard"><text:s text:c="2"/>// put your main code here, to run repeatedly:</text:p>
      <text:p text:style-name="Standard"/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2T14:11:38.658461669</meta:creation-date>
    <dc:date>2019-10-02T14:12:44.013740375</dc:date>
    <meta:editing-duration>PT1M6S</meta:editing-duration>
    <meta:editing-cycles>1</meta:editing-cycles>
    <meta:document-statistic meta:table-count="0" meta:image-count="0" meta:object-count="0" meta:page-count="1" meta:paragraph-count="6" meta:word-count="26" meta:character-count="120" meta:non-whitespace-character-count="96"/>
    <meta:generator>LibreOffice/6.0.7.3$Linux_X86_64 LibreOffice_project/00m0$Build-3</meta:generator>
  </office:meta>
</office:document-meta>
</file>